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0600000076B9E02E24D3B1EE34.tif" manifest:media-type="image/tiff"/>
  <manifest:file-entry manifest:full-path="Pictures/10000000000002000000020098833C44684161D1.png" manifest:media-type="image/png"/>
  <manifest:file-entry manifest:full-path="Pictures/1000020100000099000000520F86951B673DA020.png" manifest:media-type="image/png"/>
  <manifest:file-entry manifest:full-path="Pictures/10000201000000C000000105D79CF8889E867D60.png" manifest:media-type="image/png"/>
  <manifest:file-entry manifest:full-path="Pictures/100002010000008E000000883B6382F6C434313C.png" manifest:media-type="image/png"/>
  <manifest:file-entry manifest:full-path="Pictures/100002010000005800000020C1F0DD520A7B4543.png" manifest:media-type="image/png"/>
  <manifest:file-entry manifest:full-path="Pictures/10000201000000B700000062733830BD12913F69.png" manifest:media-type="image/png"/>
  <manifest:file-entry manifest:full-path="Pictures/1000020100000305000001C7B4D194EB6497860C.png" manifest:media-type="image/png"/>
  <manifest:file-entry manifest:full-path="Pictures/1000000000000132000000A51A99AAAC6976D77A.tif" manifest:media-type="image/tiff"/>
  <manifest:file-entry manifest:full-path="Pictures/100002010000014A000004C798B9D182D1DFAC8F.tif" manifest:media-type="image/tif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1" svg:font-family="Arial"/>
    <style:font-face style:name="Verdana1" svg:font-family="Verdana"/>
    <style:font-face style:name="Arial" svg:font-family="Arial" style:font-pitch="variable"/>
    <style:font-face style:name="Arial Unicode MS" svg:font-family="'Arial Unicode MS'" style:font-pitch="variable"/>
    <style:font-face style:name="Liberation Sans" svg:font-family="'Liberation Sans'" style:font-pitch="variable"/>
    <style:font-face style:name="Liberation Serif1" svg:font-family="'Liberation Serif'" style:font-pitch="variable"/>
    <style:font-face style:name="PingFang SC" svg:font-family="'PingFang SC'" style:font-pitch="variable"/>
    <style:font-face style:name="Tahoma1" svg:font-family="Tahoma" style:font-pitch="variable"/>
    <style:font-face style:name="Verdana" svg:font-family="Verdan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Front_20_B-backgroundobjects" style:list-style-name="L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4" style:family="presentation" style:parent-style-name="Front_20_B-notes">
      <style:graphic-properties draw:fill-color="#ffffff" fo:min-height="13.364cm"/>
      <style:paragraph-properties style:writing-mode="lr-tb"/>
    </style:style>
    <style:style style:name="pr5" style:family="presentation" style:parent-style-name="One_20_content-title" style:list-style-name="L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6" style:family="presentation" style:parent-style-name="One_20_content-outline1" style:list-style-name="L5">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One_20_content-backgroundobjects" style:list-style-name="L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8" style:family="presentation" style:parent-style-name="One_20_content-notes">
      <style:graphic-properties draw:fill-color="#ffffff" fo:min-height="13.364cm"/>
      <style:paragraph-properties style:writing-mode="lr-tb"/>
    </style:style>
    <style:style style:name="pr9" style:family="presentation" style:parent-style-name="Two_20_content-title" style:list-style-name="L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10" style:family="presentation" style:parent-style-name="Two_20_content-outline1" style:list-style-name="L5">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1" style:family="presentation" style:parent-style-name="Two_20_content-backgroundobjects" style:list-style-name="L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12" style:family="presentation" style:parent-style-name="Two_20_content-notes">
      <style:graphic-properties draw:fill-color="#ffffff" fo:min-height="13.364cm"/>
      <style:paragraph-properties style:writing-mode="lr-tb"/>
    </style:style>
    <style:style style:name="pr13" style:family="presentation" style:parent-style-name="Text_20_and_20_two_20_pictures-title" style:list-style-name="L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14" style:family="presentation" style:parent-style-name="Text_20_and_20_two_20_pictures-outline1" style:list-style-name="L5">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5" style:family="presentation" style:parent-style-name="Text_20_and_20_two_20_pictures-backgroundobjects" style:list-style-name="L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16" style:family="presentation" style:parent-style-name="Text_20_and_20_two_20_pictures-notes">
      <style:graphic-properties draw:fill-color="#ffffff" fo:min-height="13.364cm"/>
      <style:paragraph-properties style:writing-mode="lr-tb"/>
    </style:style>
    <style:style style:name="pr17" style:family="presentation" style:parent-style-name="Two_20_pictures_20_and_20_text-title" style:list-style-name="L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18" style:family="presentation" style:parent-style-name="Two_20_pictures_20_and_20_text-outline1" style:list-style-name="L5">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9" style:family="presentation" style:parent-style-name="Two_20_pictures_20_and_20_text-backgroundobjects" style:list-style-name="L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20" style:family="presentation" style:parent-style-name="Two_20_pictures_20_and_20_text-notes">
      <style:graphic-properties draw:fill-color="#ffffff" fo:min-height="13.364cm"/>
      <style:paragraph-properties style:writing-mode="lr-tb"/>
    </style:style>
    <style:style style:name="pr21" style:family="presentation" style:parent-style-name="Three_20_columns-title" style:list-style-name="L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22" style:family="presentation" style:parent-style-name="Three_20_columns-outline1" style:list-style-name="L5">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Three_20_columns-outline1" style:list-style-name="L5">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paragraph-properties style:writing-mode="lr-tb"/>
    </style:style>
    <style:style style:name="pr24" style:family="presentation" style:parent-style-name="Three_20_columns-outline1" style:list-style-name="L5">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paragraph-properties style:writing-mode="lr-tb"/>
    </style:style>
    <style:style style:name="pr25" style:family="presentation" style:parent-style-name="Three_20_columns-backgroundobjects" style:list-style-name="L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26" style:family="presentation" style:parent-style-name="Three_20_columns-notes">
      <style:graphic-properties draw:fill-color="#ffffff" fo:min-height="13.364cm"/>
      <style:paragraph-properties style:writing-mode="lr-tb"/>
    </style:style>
    <style:style style:name="pr27" style:family="presentation" style:parent-style-name="Kun_20_titel-title" style:list-style-name="L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28" style:family="presentation" style:parent-style-name="Kun_20_titel-backgroundobjects" style:list-style-name="L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29" style:family="presentation" style:parent-style-name="Kun_20_titel-notes">
      <style:graphic-properties draw:fill-color="#ffffff" fo:min-height="13.364cm"/>
      <style:paragraph-properties style:writing-mode="lr-tb"/>
    </style:style>
    <style:style style:name="pr30" style:family="presentation" style:parent-style-name="Logo_20_og_20_footers-backgroundobjects" style:list-style-name="L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31" style:family="presentation" style:parent-style-name="Logo_20_og_20_footers-notes">
      <style:graphic-properties draw:fill-color="#ffffff" fo:min-height="13.364cm"/>
      <style:paragraph-properties style:writing-mode="lr-tb"/>
    </style:style>
    <style:style style:name="pr32" style:family="presentation" style:parent-style-name="Front_2f_Pause_20_B-backgroundobjects" style:list-style-name="L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33" style:family="presentation" style:parent-style-name="Front_2f_Pause_20_B-notes">
      <style:graphic-properties draw:fill-color="#ffffff" fo:min-height="13.364cm"/>
      <style:paragraph-properties style:writing-mode="lr-tb"/>
    </style:style>
    <style:style style:name="pr34" style:family="presentation" style:parent-style-name="Front_2f_Pause_20_B-backgroundobjects" style:list-style-name="L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P6" style:family="paragraph">
      <loext:graphic-properties draw:fill-color="#ffffff"/>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8"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fo:hyphenate="false"/>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fo:hyphenate="false"/>
    </style:style>
    <style:style style:name="P11" style:family="paragraph">
      <loext:graphic-properties draw:fill="none"/>
      <style:paragraph-properties fo:margin-left="0cm" fo:margin-right="0cm" fo:margin-top="0.071cm" fo:margin-bottom="0cm" fo:line-height="100%" fo:text-align="start" fo:text-indent="0cm" style:writing-mode="lr-tb" style:font-independent-line-spacing="true"/>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fo:hyphenate="false"/>
    </style:style>
    <style:style style:name="P12"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fo:hyphenate="false"/>
    </style:style>
    <style:style style:name="P13"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T1" style:family="text">
      <style:text-properties fo:font-variant="normal" fo:text-transform="none" fo:color="#000000" loext:opacity="1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opic - this is the front page" draw:style-name="dp1" draw:master-page-name="Front_20_B" presentation:presentation-page-layout-name="AL1T1">
        <draw:frame draw:name="Topic - this is the front page" presentation:style-name="pr1" draw:text-style-name="P2" draw:layer="layout" svg:width="30.11cm" svg:height="7.517cm" svg:x="0.694cm" svg:y="9.848cm" presentation:class="title" presentation:user-transformed="true">
          <draw:text-box>
            <text:p text:style-name="P1"><text:span text:style-name="T1">Topic - this is the front page</text:span></text:p>
          </draw:text-box>
        </draw:frame>
        <draw:frame draw:name="Author" presentation:style-name="pr2" draw:text-style-name="P4" draw:layer="layout" svg:width="30.11cm" svg:height="4.612cm" svg:x="0.686cm" svg:y="4.736cm" presentation:class="outline" presentation:user-transformed="true">
          <draw:text-box>
            <text:p text:style-name="P3"><text:span text:style-name="T2">Author</text:span></text:p>
          </draw:text-box>
        </draw:frame>
        <draw:frame draw:name="Slide Number" presentation:style-name="pr3"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One_20_content" presentation:presentation-page-layout-name="AL1T1">
        <draw:frame draw:name="Double-click to edit" presentation:style-name="pr5" draw:text-style-name="P7" draw:layer="layout" svg:width="25.867cm" svg:height="2.701cm" svg:x="4.93cm" svg:y="1.184cm" presentation:class="title" presentation:placeholder="true" presentation:user-transformed="true">
          <draw:text-box/>
        </draw:frame>
        <draw:frame draw:name="Double-click to edit" presentation:style-name="pr6" draw:text-style-name="P8" draw:layer="layout" svg:width="25.867cm" svg:height="12.626cm" svg:x="4.93cm" svg:y="4.74cm" presentation:class="outline" presentation:placeholder="true" presentation:user-transformed="true">
          <draw:text-box/>
        </draw:frame>
        <draw:frame draw:name="Slide Number" presentation:style-name="pr7"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98cm" svg:height="11.136cm" svg:x="0.6cm" svg:y="2.257cm" draw:page-number="2" presentation:class="page"/>
          <draw:frame presentation:style-name="pr8" draw:text-style-name="P6" draw:layer="layout" svg:width="16.799cm" svg:height="13.364cm" svg:x="2.1cm" svg:y="14.107cm" presentation:class="notes" presentation:placeholder="true">
            <draw:text-box/>
          </draw:frame>
        </presentation:notes>
      </draw:page>
      <draw:page draw:name="page3" draw:style-name="dp1" draw:master-page-name="Two_20_content" presentation:presentation-page-layout-name="AL1T1">
        <draw:frame draw:name="Double-click to edit" presentation:style-name="pr9" draw:text-style-name="P7" draw:layer="layout" svg:width="25.867cm" svg:height="2.701cm" svg:x="4.93cm" svg:y="1.184cm" presentation:class="title" presentation:placeholder="true" presentation:user-transformed="true">
          <draw:text-box/>
        </draw:frame>
        <draw:frame draw:name="Double-click to edit" presentation:style-name="pr10" draw:text-style-name="P8" draw:layer="layout" svg:width="12.249cm" svg:height="12.629cm" svg:x="4.93cm" svg:y="4.74cm" presentation:class="outline" presentation:placeholder="true" presentation:user-transformed="true">
          <draw:text-box/>
        </draw:frame>
        <draw:frame draw:name="Slide Number" presentation:style-name="pr11"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77cm" svg:height="11.136cm" svg:x="0.611cm" svg:y="2.257cm" draw:page-number="3" presentation:class="page"/>
          <draw:frame presentation:style-name="pr12" draw:text-style-name="P6" draw:layer="layout" svg:width="16.799cm" svg:height="13.364cm" svg:x="2.1cm" svg:y="14.107cm" presentation:class="notes" presentation:placeholder="true">
            <draw:text-box/>
          </draw:frame>
        </presentation:notes>
      </draw:page>
      <draw:page draw:name="page4" draw:style-name="dp1" draw:master-page-name="Text_20_and_20_two_20_pictures" presentation:presentation-page-layout-name="AL1T1">
        <draw:frame draw:name="Double-click to edit" presentation:style-name="pr13" draw:text-style-name="P7" draw:layer="layout" svg:width="16.801cm" svg:height="2.701cm" svg:x="4.93cm" svg:y="1.184cm" presentation:class="title" presentation:placeholder="true" presentation:user-transformed="true">
          <draw:text-box/>
        </draw:frame>
        <draw:frame draw:name="Double-click to edit" presentation:style-name="pr14" draw:text-style-name="P8" draw:layer="layout" svg:width="16.801cm" svg:height="12.626cm" svg:x="4.93cm" svg:y="4.74cm" presentation:class="outline" presentation:placeholder="true" presentation:user-transformed="true">
          <draw:text-box/>
        </draw:frame>
        <draw:frame draw:name="Picture Placeholder 9" draw:style-name="gr2" draw:text-style-name="P9" draw:layer="layout" svg:width="10.719cm" svg:height="6.959cm" svg:x="23.142cm" svg:y="2.36cm">
          <draw:image xlink:href="Pictures/10000000000002000000020098833C44684161D1.png" xlink:type="simple" xlink:show="embed" xlink:actuate="onLoad" draw:mime-type="image/png">
            <text:p/>
          </draw:image>
          <svg:desc>Picture Placeholder 9</svg:desc>
        </draw:frame>
        <draw:frame draw:name="Picture Placeholder 11" draw:style-name="gr2" draw:text-style-name="P9" draw:layer="layout" svg:width="10.719cm" svg:height="6.959cm" svg:x="23.142cm" svg:y="9.899cm">
          <draw:image xlink:href="Pictures/10000000000002000000020098833C44684161D1.png" xlink:type="simple" xlink:show="embed" xlink:actuate="onLoad" draw:mime-type="image/png">
            <text:p/>
          </draw:image>
          <svg:desc>Picture Placeholder 11</svg:desc>
        </draw:frame>
        <draw:frame draw:name="Slide Number" presentation:style-name="pr15"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77cm" svg:height="11.136cm" svg:x="0.611cm" svg:y="2.257cm" draw:page-number="4" presentation:class="page"/>
          <draw:frame presentation:style-name="pr16" draw:text-style-name="P6" draw:layer="layout" svg:width="16.799cm" svg:height="13.364cm" svg:x="2.1cm" svg:y="14.107cm" presentation:class="notes" presentation:placeholder="true">
            <draw:text-box/>
          </draw:frame>
        </presentation:notes>
      </draw:page>
      <draw:page draw:name="page5" draw:style-name="dp1" draw:master-page-name="Two_20_pictures_20_and_20_text" presentation:presentation-page-layout-name="AL1T1">
        <draw:frame draw:name="Double-click to edit" presentation:style-name="pr17" draw:text-style-name="P7" draw:layer="layout" svg:width="19.071cm" svg:height="2.701cm" svg:x="11.726cm" svg:y="1.184cm" presentation:class="title" presentation:placeholder="true" presentation:user-transformed="true">
          <draw:text-box/>
        </draw:frame>
        <draw:frame draw:name="Double-click to edit" presentation:style-name="pr18" draw:text-style-name="P8" draw:layer="layout" svg:width="19.071cm" svg:height="12.626cm" svg:x="11.726cm" svg:y="4.74cm" presentation:class="outline" presentation:placeholder="true" presentation:user-transformed="true">
          <draw:text-box/>
        </draw:frame>
        <draw:frame draw:name="Picture Placeholder 9" draw:style-name="gr2" draw:text-style-name="P9" draw:layer="layout" svg:width="10.299cm" svg:height="6.819cm" svg:x="0cm" svg:y="3.651cm">
          <draw:image xlink:href="Pictures/10000000000002000000020098833C44684161D1.png" xlink:type="simple" xlink:show="embed" xlink:actuate="onLoad" draw:mime-type="image/png">
            <text:p/>
          </draw:image>
          <svg:desc>Picture Placeholder 9</svg:desc>
        </draw:frame>
        <draw:frame draw:name="Picture Placeholder 11" draw:style-name="gr2" draw:text-style-name="P9" draw:layer="layout" svg:width="10.299cm" svg:height="6.819cm" svg:x="0cm" svg:y="11.023cm">
          <draw:image xlink:href="Pictures/10000000000002000000020098833C44684161D1.png" xlink:type="simple" xlink:show="embed" xlink:actuate="onLoad" draw:mime-type="image/png">
            <text:p/>
          </draw:image>
          <svg:desc>Picture Placeholder 11</svg:desc>
        </draw:frame>
        <draw:frame draw:name="Slide Number" presentation:style-name="pr19"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77cm" svg:height="11.136cm" svg:x="0.611cm" svg:y="2.257cm" draw:page-number="5" presentation:class="page"/>
          <draw:frame presentation:style-name="pr20" draw:text-style-name="P6" draw:layer="layout" svg:width="16.799cm" svg:height="13.364cm" svg:x="2.1cm" svg:y="14.107cm" presentation:class="notes" presentation:placeholder="true">
            <draw:text-box/>
          </draw:frame>
        </presentation:notes>
      </draw:page>
      <draw:page draw:name="page6" draw:style-name="dp1" draw:master-page-name="Three_20_columns" presentation:presentation-page-layout-name="AL1T1">
        <draw:frame draw:name="Double-click to edit" presentation:style-name="pr21" draw:text-style-name="P10" draw:layer="layout" svg:width="10.389cm" svg:height="1.16cm" svg:x="0.688cm" svg:y="2.724cm" presentation:class="title" presentation:placeholder="true" presentation:user-transformed="true">
          <draw:text-box/>
        </draw:frame>
        <draw:frame draw:name="Double-click to edit" presentation:style-name="pr22" draw:text-style-name="P11" draw:layer="layout" svg:width="10.389cm" svg:height="5.122cm" svg:x="0.688cm" svg:y="12.242cm" presentation:class="outline" presentation:placeholder="true" presentation:user-transformed="true">
          <draw:text-box/>
        </draw:frame>
        <draw:frame draw:name="Text Placeholder 18" presentation:style-name="pr23" draw:text-style-name="P12" draw:layer="layout" svg:width="10.389cm" svg:height="1.159cm" svg:x="11.73cm" svg:y="2.72cm" presentation:class="outline" presentation:placeholder="true" presentation:user-transformed="true">
          <draw:text-box/>
        </draw:frame>
        <draw:frame draw:name="Text Placeholder 22" presentation:style-name="pr24" draw:text-style-name="P12" draw:layer="layout" svg:width="10.389cm" svg:height="1.159cm" svg:x="22.772cm" svg:y="2.72cm" presentation:class="outline" presentation:placeholder="true" presentation:user-transformed="true">
          <draw:text-box/>
        </draw:frame>
        <draw:frame draw:name="Picture Placeholder 8" draw:style-name="gr2" draw:text-style-name="P9" draw:layer="layout" svg:width="10.389cm" svg:height="7.399cm" svg:x="0.688cm" svg:y="4.295cm">
          <draw:image xlink:href="Pictures/10000000000002000000020098833C44684161D1.png" xlink:type="simple" xlink:show="embed" xlink:actuate="onLoad" draw:mime-type="image/png">
            <text:p/>
          </draw:image>
          <svg:desc>Picture Placeholder 8</svg:desc>
        </draw:frame>
        <draw:frame draw:name="Picture Placeholder 8" draw:style-name="gr2" draw:text-style-name="P9" draw:layer="layout" svg:width="10.389cm" svg:height="7.399cm" svg:x="11.731cm" svg:y="4.302cm">
          <draw:image xlink:href="Pictures/10000000000002000000020098833C44684161D1.png" xlink:type="simple" xlink:show="embed" xlink:actuate="onLoad" draw:mime-type="image/png">
            <text:p/>
          </draw:image>
          <svg:desc>Picture Placeholder 8</svg:desc>
        </draw:frame>
        <draw:frame draw:name="Picture Placeholder 8" draw:style-name="gr2" draw:text-style-name="P9" draw:layer="layout" svg:width="10.389cm" svg:height="7.399cm" svg:x="22.774cm" svg:y="4.295cm">
          <draw:image xlink:href="Pictures/10000000000002000000020098833C44684161D1.png" xlink:type="simple" xlink:show="embed" xlink:actuate="onLoad" draw:mime-type="image/png">
            <text:p/>
          </draw:image>
          <svg:desc>Picture Placeholder 8</svg:desc>
        </draw:frame>
        <draw:frame draw:name="Slide Number" presentation:style-name="pr25"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77cm" svg:height="11.136cm" svg:x="0.611cm" svg:y="2.257cm" draw:page-number="6" presentation:class="page"/>
          <draw:frame presentation:style-name="pr26" draw:text-style-name="P6" draw:layer="layout" svg:width="16.799cm" svg:height="13.364cm" svg:x="2.1cm" svg:y="14.107cm" presentation:class="notes" presentation:placeholder="true">
            <draw:text-box/>
          </draw:frame>
        </presentation:notes>
      </draw:page>
      <draw:page draw:name="page7" draw:style-name="dp1" draw:master-page-name="Kun_20_titel" presentation:presentation-page-layout-name="AL1T1">
        <draw:frame draw:name="Double-click to edit" presentation:style-name="pr27" draw:text-style-name="P7" draw:layer="layout" svg:width="25.867cm" svg:height="2.701cm" svg:x="4.93cm" svg:y="1.184cm" presentation:class="title" presentation:placeholder="true" presentation:user-transformed="true">
          <draw:text-box/>
        </draw:frame>
        <draw:frame draw:name="Slide Number" presentation:style-name="pr28"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77cm" svg:height="11.136cm" svg:x="0.611cm" svg:y="2.257cm" draw:page-number="7" presentation:class="page"/>
          <draw:frame presentation:style-name="pr29" draw:text-style-name="P6" draw:layer="layout" svg:width="16.799cm" svg:height="13.364cm" svg:x="2.1cm" svg:y="14.107cm" presentation:class="notes" presentation:placeholder="true">
            <draw:text-box/>
          </draw:frame>
        </presentation:notes>
      </draw:page>
      <draw:page draw:name="page8" draw:style-name="dp1" draw:master-page-name="Logo_20_og_20_footers" presentation:presentation-page-layout-name="AL1T1">
        <draw:frame draw:name="Slide Number" presentation:style-name="pr30"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77cm" svg:height="11.136cm" svg:x="0.611cm" svg:y="2.257cm" draw:page-number="8" presentation:class="page"/>
          <draw:frame presentation:style-name="pr31" draw:text-style-name="P6" draw:layer="layout" svg:width="16.799cm" svg:height="13.364cm" svg:x="2.1cm" svg:y="14.107cm" presentation:class="notes" presentation:placeholder="true">
            <draw:text-box/>
          </draw:frame>
        </presentation:notes>
      </draw:page>
      <draw:page draw:name="page9" draw:style-name="dp1" draw:master-page-name="Front_2f_Pause_20_B" presentation:presentation-page-layout-name="AL1T1">
        <draw:frame draw:name="Slide Number" presentation:style-name="pr32" draw:text-style-name="P13" draw:layer="layout" svg:width="0.352cm" svg:height="0.352cm" draw:transform="rotate (-3.14159265358979) translate (0.352cm 19.378cm)" presentation:class="page-number" presentation:user-transformed="true">
          <draw:text-box>
            <text:p/>
          </draw:text-box>
        </draw:frame>
        <presentation:notes draw:style-name="dp2">
          <draw:page-thumbnail draw:style-name="gr1" draw:layer="layout" svg:width="19.777cm" svg:height="11.136cm" svg:x="0.611cm" svg:y="2.257cm" draw:page-number="9" presentation:class="page"/>
          <draw:frame presentation:style-name="pr33" draw:text-style-name="P6" draw:layer="layout" svg:width="16.799cm" svg:height="13.364cm" svg:x="2.1cm" svg:y="14.107cm" presentation:class="notes" presentation:placeholder="true">
            <draw:text-box/>
          </draw:frame>
        </presentation:notes>
      </draw:page>
      <draw:page draw:name="page10" draw:style-name="dp1" draw:master-page-name="Front_2f_Pause_20_B" presentation:presentation-page-layout-name="AL1T1">
        <draw:frame draw:name="Slide Number" presentation:style-name="pr34" draw:text-style-name="P13" draw:layer="layout" svg:width="0.352cm" svg:height="0.352cm" draw:transform="rotate (-3.14159265358979) translate (0.352cm 19.378cm)" presentation:class="page-number" presentation:user-transformed="true">
          <draw:text-box>
            <text:p/>
          </draw:text-box>
        </draw:frame>
        <presentation:notes draw:style-name="dp2">
          <draw:page-thumbnail draw:style-name="gr1" draw:layer="layout" svg:width="19.777cm" svg:height="11.136cm" svg:x="0.611cm" svg:y="2.257cm" draw:page-number="10" presentation:class="page"/>
          <draw:frame presentation:style-name="pr3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1" svg:font-family="Arial"/>
    <style:font-face style:name="Verdana1" svg:font-family="Verdana"/>
    <style:font-face style:name="Arial" svg:font-family="Arial" style:font-pitch="variable"/>
    <style:font-face style:name="Arial Unicode MS" svg:font-family="'Arial Unicode MS'" style:font-pitch="variable"/>
    <style:font-face style:name="Liberation Sans" svg:font-family="'Liberation Sans'" style:font-pitch="variable"/>
    <style:font-face style:name="Liberation Serif1" svg:font-family="'Liberation Serif'" style:font-pitch="variable"/>
    <style:font-face style:name="PingFang SC" svg:font-family="'PingFang SC'" style:font-pitch="variable"/>
    <style:font-face style:name="Tahoma1" svg:font-family="Tahoma" style:font-pitch="variable"/>
    <style:font-face style:name="Verdana" svg:font-family="Verdan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false"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false"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false"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false"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false"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false"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false"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vertical-align="middle">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false"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gr9" style:family="graphic" style:parent-style-name="standard">
      <style:graphic-properties draw:stroke="none" svg:stroke-width="0.035cm" draw:stroke-linejoin="miter" svg:stroke-linecap="butt" draw:fill="none" draw:textarea-vertical-align="bottom" draw:auto-grow-height="false" draw:fit-to-size="false" style:shrink-to-fit="true" fo:min-height="0cm" fo:min-width="0cm" fo:padding-top="0cm" fo:padding-bottom="0cm" fo:padding-left="0cm" fo:padding-right="0cm" fo:wrap-option="wrap"/>
      <style:paragraph-properties style:writing-mode="lr-tb"/>
    </style:style>
    <style:style style:name="Mgr10" style:family="graphic" style:parent-style-name="standard">
      <style:graphic-properties draw:stroke="none" svg:stroke-width="0.035cm" draw:stroke-linejoin="miter" svg:stroke-linecap="butt"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11" style:family="graphic" style:parent-style-name="standard">
      <style:graphic-properties draw:stroke="none" svg:stroke-width="0.035cm" draw:stroke-linejoin="miter" draw:fill="none" draw:textarea-vertical-align="bottom" draw:auto-grow-height="false" draw:fit-to-size="false" style:shrink-to-fit="true" fo:min-height="0cm" fo:min-width="0cm" fo:padding-top="0cm" fo:padding-bottom="0cm" fo:padding-left="0cm" fo:padding-right="0cm" fo:wrap-option="wrap"/>
      <style:paragraph-properties style:writing-mode="lr-tb"/>
    </style:style>
    <style:style style:name="Mgr12"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pr1" style:family="presentation" style:parent-style-name="Front_20_B-title">
      <style:graphic-properties draw:stroke="none" svg:stroke-width="0.035cm" draw:stroke-linejoin="miter"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Front_20_B-outline1">
      <style:graphic-properties draw:stroke="none" svg:stroke-width="0.035cm" draw:stroke-linejoin="miter" draw:fill="none" draw:textarea-vertical-align="bottom" draw:auto-grow-height="false" draw:fit-to-size="false" style:shrink-to-fit="true" fo:min-height="11.049cm" fo:padding-top="0cm" fo:padding-bottom="0cm" fo:padding-left="0cm" fo:padding-right="0cm" fo:wrap-option="wrap"/>
      <style:paragraph-properties style:writing-mode="lr-tb"/>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Front_20_B-backgroundobjects">
      <style:graphic-properties draw:stroke="none" draw:fill="none" draw:fill-color="#ffffff" draw:auto-grow-height="false" fo:min-height="1.485cm"/>
      <style:paragraph-properties style:writing-mode="lr-tb"/>
    </style:style>
    <style:style style:name="Mpr5" style:family="presentation" style:parent-style-name="Front_20_B-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One_20_content-title">
      <style:graphic-properties draw:stroke="none" svg:stroke-width="0.035cm" draw:stroke-linejoin="miter" draw:fill="none" draw:textarea-vertical-align="bottom" draw:auto-grow-height="false" draw:fit-to-size="false" style:shrink-to-fit="true" fo:min-height="3.181cm" fo:padding-top="0cm" fo:padding-bottom="0cm" fo:padding-left="0cm" fo:padding-right="0cm" fo:wrap-option="wrap"/>
      <style:paragraph-properties style:writing-mode="lr-tb"/>
    </style:style>
    <style:style style:name="Mpr7" style:family="presentation" style:parent-style-name="One_20_content-outline1">
      <style:graphic-properties draw:stroke="none" svg:stroke-width="0.035cm" draw:stroke-linejoin="miter" draw:fill="none" draw:textarea-vertical-align="top" draw:auto-grow-height="false" draw:fit-to-size="false" style:shrink-to-fit="true" fo:min-height="11.049cm" fo:padding-top="0cm" fo:padding-bottom="0cm" fo:padding-left="0cm" fo:padding-right="0cm" fo:wrap-option="wrap"/>
      <style:paragraph-properties style:writing-mode="lr-tb"/>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9" style:family="presentation" style:parent-style-name="One_20_content-backgroundobjects">
      <style:graphic-properties draw:stroke="none" draw:fill="none" draw:fill-color="#ffffff" draw:auto-grow-height="false" fo:min-height="1.485cm"/>
      <style:paragraph-properties style:writing-mode="lr-tb"/>
    </style:style>
    <style:style style:name="Mpr10" style:family="presentation" style:parent-style-name="One_20_conten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wo_20_content-title">
      <style:graphic-properties draw:stroke="none" svg:stroke-width="0.035cm" draw:stroke-linejoin="miter" draw:fill="none" draw:textarea-vertical-align="bottom" draw:auto-grow-height="false" draw:fit-to-size="false" style:shrink-to-fit="true" fo:min-height="3.181cm" fo:padding-top="0cm" fo:padding-bottom="0cm" fo:padding-left="0cm" fo:padding-right="0cm" fo:wrap-option="wrap"/>
      <style:paragraph-properties style:writing-mode="lr-tb"/>
    </style:style>
    <style:style style:name="Mpr12" style:family="presentation" style:parent-style-name="Two_20_content-outline1">
      <style:graphic-properties draw:stroke="none" svg:stroke-width="0.035cm" draw:stroke-linejoin="miter" draw:fill="none" draw:textarea-vertical-align="top" draw:auto-grow-height="false" draw:fit-to-size="false" style:shrink-to-fit="true" fo:min-height="11.049cm" fo:padding-top="0cm" fo:padding-bottom="0cm" fo:padding-left="0cm" fo:padding-right="0cm" fo:wrap-option="wrap"/>
      <style:paragraph-properties style:writing-mode="lr-tb"/>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4" style:family="presentation" style:parent-style-name="Two_20_content-backgroundobjects">
      <style:graphic-properties draw:stroke="none" draw:fill="none" draw:fill-color="#ffffff" draw:auto-grow-height="false" fo:min-height="1.485cm"/>
      <style:paragraph-properties style:writing-mode="lr-tb"/>
    </style:style>
    <style:style style:name="Mpr15"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false" style:shrink-to-fit="true" fo:min-height="3.181cm" fo:padding-top="0cm" fo:padding-bottom="0cm" fo:padding-left="0cm" fo:padding-right="0cm" fo:wrap-option="wrap"/>
      <style:paragraph-properties style:writing-mode="lr-tb"/>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false" style:shrink-to-fit="true" fo:min-height="11.049cm" fo:padding-top="0cm" fo:padding-bottom="0cm" fo:padding-left="0cm" fo:padding-right="0cm" fo:wrap-option="wrap"/>
      <style:paragraph-properties style:writing-mode="lr-tb"/>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9" style:family="presentation" style:parent-style-name="Text_20_and_20_two_20_pictures-backgroundobjects">
      <style:graphic-properties draw:stroke="none" draw:fill="none" draw:fill-color="#ffffff" draw:auto-grow-height="false" fo:min-height="1.485cm"/>
      <style:paragraph-properties style:writing-mode="lr-tb"/>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false" style:shrink-to-fit="true" fo:min-height="3.181cm" fo:padding-top="0cm" fo:padding-bottom="0cm" fo:padding-left="0cm" fo:padding-right="0cm" fo:wrap-option="wrap"/>
      <style:paragraph-properties style:writing-mode="lr-tb"/>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false" style:shrink-to-fit="true" fo:min-height="11.049cm" fo:padding-top="0cm" fo:padding-bottom="0cm" fo:padding-left="0cm" fo:padding-right="0cm" fo:wrap-option="wrap"/>
      <style:paragraph-properties style:writing-mode="lr-tb"/>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4" style:family="presentation" style:parent-style-name="Two_20_pictures_20_and_20_text-backgroundobjects">
      <style:graphic-properties draw:stroke="none" draw:fill="none" draw:fill-color="#ffffff" draw:auto-grow-height="false" fo:min-height="1.485cm"/>
      <style:paragraph-properties style:writing-mode="lr-tb"/>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Three_20_columns-title">
      <style:graphic-properties draw:stroke="none" svg:stroke-width="0.035cm" draw:stroke-linejoin="miter" draw:fill="none" draw:textarea-vertical-align="bottom" draw:auto-grow-height="false" draw:fit-to-size="false" style:shrink-to-fit="true" fo:min-height="3.181cm" fo:padding-top="0cm" fo:padding-bottom="0cm" fo:padding-left="0cm" fo:padding-right="0cm" fo:wrap-option="wrap"/>
      <style:paragraph-properties style:writing-mode="lr-tb"/>
    </style:style>
    <style:style style:name="Mpr27" style:family="presentation" style:parent-style-name="Three_20_columns-outline1">
      <style:graphic-properties draw:stroke="none" svg:stroke-width="0.035cm" draw:stroke-linejoin="miter" draw:fill="none" draw:textarea-vertical-align="top" draw:auto-grow-height="false" draw:fit-to-size="false" style:shrink-to-fit="true" fo:min-height="11.049cm" fo:padding-top="0cm" fo:padding-bottom="0cm" fo:padding-left="0cm" fo:padding-right="0cm" fo:wrap-option="wrap"/>
      <style:paragraph-properties style:writing-mode="lr-tb"/>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9" style:family="presentation" style:parent-style-name="Three_20_columns-backgroundobjects">
      <style:graphic-properties draw:stroke="none" draw:fill="none" draw:fill-color="#ffffff" draw:auto-grow-height="false" fo:min-height="1.485cm"/>
      <style:paragraph-properties style:writing-mode="lr-tb"/>
    </style:style>
    <style:style style:name="Mpr30" style:family="presentation" style:parent-style-name="Three_20_columns-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Kun_20_titel-title">
      <style:graphic-properties draw:stroke="none" svg:stroke-width="0.035cm" draw:stroke-linejoin="miter" draw:fill="none" draw:textarea-vertical-align="bottom" draw:auto-grow-height="false" draw:fit-to-size="false" style:shrink-to-fit="true" fo:min-height="3.181cm" fo:padding-top="0cm" fo:padding-bottom="0cm" fo:padding-left="0cm" fo:padding-right="0cm" fo:wrap-option="wrap"/>
      <style:paragraph-properties style:writing-mode="lr-tb"/>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3" style:family="presentation" style:parent-style-name="Kun_20_titel-backgroundobjects">
      <style:graphic-properties draw:stroke="none" draw:fill="none" draw:fill-color="#ffffff" draw:auto-grow-height="false" fo:min-height="1.485cm"/>
      <style:paragraph-properties style:writing-mode="lr-tb"/>
    </style:style>
    <style:style style:name="Mpr34" style:family="presentation" style:parent-style-name="Kun_20_titel-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6" style:family="presentation" style:parent-style-name="Logo_20_og_20_footers-backgroundobjects">
      <style:graphic-properties draw:stroke="none" draw:fill="none" draw:fill-color="#ffffff" draw:auto-grow-height="false" fo:min-height="1.485cm"/>
      <style:paragraph-properties style:writing-mode="lr-tb"/>
    </style:style>
    <style:style style:name="Mpr37" style:family="presentation" style:parent-style-name="Logo_20_og_20_footers-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9" style:family="presentation" style:parent-style-name="Front_2f_Pause_20_B-backgroundobjects">
      <style:graphic-properties draw:stroke="none" draw:fill="none" draw:fill-color="#ffffff" draw:auto-grow-height="false" fo:min-height="1.485cm"/>
      <style:paragraph-properties style:writing-mode="lr-tb"/>
    </style:style>
    <style:style style:name="Mpr40" style:family="presentation" style:parent-style-name="Front_2f_Pause_20_B-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loext:graphic-properties draw:fill="solid" draw:fill-color="#990000"/>
      <style:paragraph-properties fo:text-align="center" style:font-independent-line-spacing="true"/>
      <style:text-properties fo:font-size="16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font-independent-line-spacing="true"/>
      <style:text-properties fo:font-size="7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font-independent-line-spacing="true"/>
      <style:text-properties fo:font-size="16pt"/>
    </style:style>
    <style:style style:name="MP11"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2" style:family="paragraph">
      <loext:graphic-properties draw:fill="none"/>
      <style:paragraph-properties fo:text-align="center" style:font-independent-line-spacing="true"/>
      <style:text-properties fo:font-size="16pt"/>
    </style:style>
    <style:style style:name="MP13"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font-size="80pt" fo:hyphenate="false"/>
    </style:style>
    <style:style style:name="MP14" style:family="paragraph">
      <loext:graphic-properties draw:fill="none"/>
      <style:paragraph-properties fo:text-align="start" style:font-independent-line-spacing="true"/>
      <style:text-properties fo:font-size="80pt"/>
    </style:style>
    <style:style style:name="MP15"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font-size="30pt" fo:hyphenate="false"/>
    </style:style>
    <style:style style:name="MP16" style:family="paragraph">
      <loext:graphic-properties draw:fill="none"/>
      <style:paragraph-properties fo:text-align="start" style:font-independent-line-spacing="true"/>
      <style:text-properties fo:font-size="30pt"/>
    </style:style>
    <style:style style:name="MP17" style:family="paragraph">
      <loext:graphic-properties draw:fill="none" draw:fill-color="#ffffff"/>
      <style:paragraph-properties fo:text-align="start"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0pt" fo:hyphenate="false"/>
    </style:style>
    <style:style style:name="MP19" style:family="paragraph">
      <style:paragraph-properties fo:margin-left="0cm" fo:margin-right="0cm" fo:margin-top="0.141cm" fo:margin-bottom="0cm" fo:line-height="100%" fo:text-align="start" fo:text-indent="0cm" style:writing-mode="lr-tb"/>
      <style:text-properties fo:font-size="18pt" fo:hyphenate="false"/>
    </style:style>
    <style:style style:name="MP20" style:family="paragraph">
      <loext:graphic-properties draw:fill="none"/>
      <style:paragraph-properties fo:text-align="start" style:font-independent-line-spacing="true"/>
      <style:text-properties fo:font-size="18pt"/>
    </style:style>
    <style:style style:name="MP2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fo:hyphenate="false"/>
    </style:style>
    <style:style style:name="MP22" style:family="paragraph">
      <loext:graphic-properties draw:fill="none"/>
      <style:paragraph-properties fo:text-align="start" style:font-independent-line-spacing="true"/>
      <style:text-properties fo:font-size="24pt"/>
    </style:style>
    <style:style style:name="MP23" style:family="paragraph">
      <style:paragraph-properties fo:margin-left="0cm" fo:margin-right="0cm" fo:margin-top="0.071cm" fo:margin-bottom="0cm" fo:line-height="100%" fo:text-align="start" fo:text-indent="0cm" style:writing-mode="lr-tb"/>
      <style:text-properties fo:font-size="12pt" fo:hyphenate="false"/>
    </style:style>
    <style:style style:name="MP24" style:family="paragraph">
      <loext:graphic-properties draw:fill="none"/>
      <style:paragraph-properties fo:text-align="start" style:font-independent-line-spacing="true"/>
      <style:text-properties fo:font-size="12pt"/>
    </style:style>
    <style:style style:name="MP25"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T1" style:family="text">
      <style:text-properties fo:font-variant="normal" fo:text-transform="none" fo:color="#ffffff" loext:opacity="1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2" style:family="text">
      <style:text-properties fo:font-variant="normal" fo:text-transform="none" fo:color="#ffffff" loext:opacity="100%" style:text-line-through-style="none" style:text-line-through-type="none" style:text-position="0% 100%" style:font-name="Arial1" fo:font-size="15.8999996185303pt" fo:letter-spacing="normal" fo:font-style="italic" style:text-underline-style="none" fo:font-weight="bold" style:font-name-asian="Arial1" style:font-size-asian="15.8999996185303pt" style:font-style-asian="italic" style:font-weight-asian="bold" style:font-name-complex="Arial1" style:font-size-complex="15.8999996185303pt" style:font-style-complex="italic" style:font-weight-complex="bold"/>
    </style:style>
    <style:style style:name="MT3" style:family="text">
      <style:text-properties fo:font-variant="normal" fo:text-transform="none" fo:color="#000000" loext:opacity="1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6"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8"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0" style:family="text">
      <style:text-properties fo:font-variant="normal" fo:text-transform="none" fo:color="#ffffff" loext:opacity="100%" style:text-line-through-style="none" style:text-line-through-type="none" style:text-position="0% 100%" style:font-name="Arial1" fo:font-size="16.2999992370605pt" fo:letter-spacing="normal" fo:font-style="italic" style:text-underline-style="none" fo:font-weight="bold" style:font-name-asian="Arial1" style:font-size-asian="16.2999992370605pt" style:font-style-asian="italic" style:font-weight-asian="bold" style:font-name-complex="Arial1" style:font-size-complex="16.299999237060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601cm" text:min-label-width="0.916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601cm" text:min-label-width="0.916cm"/>
        <style:text-properties fo:font-family="StarSymbol" fo:color="#000000" fo:font-size="100%"/>
      </text:list-level-style-bullet>
      <text:list-level-style-bullet text:level="3" text:bullet-char="•">
        <style:list-level-properties text:space-before="1.161cm" text:min-label-width="0.916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601cm" text:min-label-width="0.916cm"/>
        <style:text-properties fo:font-family="StarSymbol" fo:color="#000000" fo:font-size="100%"/>
      </text:list-level-style-bullet>
      <text:list-level-style-bullet text:level="3" text:bullet-char="•">
        <style:list-level-properties text:space-before="1.161cm" text:min-label-width="0.916cm"/>
        <style:text-properties fo:font-family="StarSymbol" fo:color="#000000" fo:font-size="100%"/>
      </text:list-level-style-bullet>
      <text:list-level-style-bullet text:level="4" text:bullet-char="–">
        <style:list-level-properties text:space-before="1.751cm" text:min-label-width="0.916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601cm" text:min-label-width="0.916cm"/>
        <style:text-properties fo:font-family="StarSymbol" fo:color="#000000" fo:font-size="100%"/>
      </text:list-level-style-bullet>
      <text:list-level-style-bullet text:level="3" text:bullet-char="•">
        <style:list-level-properties text:space-before="1.161cm" text:min-label-width="0.916cm"/>
        <style:text-properties fo:font-family="StarSymbol" fo:color="#000000" fo:font-size="100%"/>
      </text:list-level-style-bullet>
      <text:list-level-style-bullet text:level="4" text:bullet-char="–">
        <style:list-level-properties text:space-before="1.751cm" text:min-label-width="0.916cm"/>
        <style:text-properties fo:font-family="StarSymbol" fo:color="#000000" fo:font-size="100%"/>
      </text:list-level-style-bullet>
      <text:list-level-style-bullet text:level="5" text:bullet-char="»">
        <style:list-level-properties text:space-before="2.301cm" text:min-label-width="0.916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0.601cm" text:min-label-width="0.549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0.601cm" text:min-label-width="0.549cm"/>
        <style:text-properties fo:font-family="StarSymbol" fo:color="#000000" fo:font-size="100%"/>
      </text:list-level-style-bullet>
      <text:list-level-style-bullet text:level="3" text:bullet-char="•">
        <style:list-level-properties text:space-before="1.161cm" text:min-label-width="0.549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0.601cm" text:min-label-width="0.549cm"/>
        <style:text-properties fo:font-family="StarSymbol" fo:color="#000000" fo:font-size="100%"/>
      </text:list-level-style-bullet>
      <text:list-level-style-bullet text:level="3" text:bullet-char="•">
        <style:list-level-properties text:space-before="1.161cm" text:min-label-width="0.549cm"/>
        <style:text-properties fo:font-family="StarSymbol" fo:color="#000000" fo:font-size="100%"/>
      </text:list-level-style-bullet>
      <text:list-level-style-bullet text:level="4" text:bullet-char="–">
        <style:list-level-properties text:space-before="1.751cm" text:min-label-width="0.549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0.601cm" text:min-label-width="0.549cm"/>
        <style:text-properties fo:font-family="StarSymbol" fo:color="#000000" fo:font-size="100%"/>
      </text:list-level-style-bullet>
      <text:list-level-style-bullet text:level="3" text:bullet-char="•">
        <style:list-level-properties text:space-before="1.161cm" text:min-label-width="0.549cm"/>
        <style:text-properties fo:font-family="StarSymbol" fo:color="#000000" fo:font-size="100%"/>
      </text:list-level-style-bullet>
      <text:list-level-style-bullet text:level="4" text:bullet-char="–">
        <style:list-level-properties text:space-before="1.751cm" text:min-label-width="0.549cm"/>
        <style:text-properties fo:font-family="StarSymbol" fo:color="#000000" fo:font-size="100%"/>
      </text:list-level-style-bullet>
      <text:list-level-style-bullet text:level="5" text:bullet-char="»">
        <style:list-level-properties text:space-before="2.301cm" text:min-label-width="0.549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33830BD12913F69.png" xlink:type="simple" xlink:show="embed" xlink:actuate="onLoad" draw: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4" draw:layer="backgroundobjects" svg:width="30.11cm" svg:height="7.517cm" svg:x="0.694cm" svg:y="9.848cm" presentation:class="title" presentation:user-transformed="true">
        <draw:text-box>
          <text:p text:style-name="MP13"><text:span text:style-name="MT3">Title Text</text:span></text:p>
        </draw:text-box>
      </draw:frame>
      <draw:frame draw:name="Body Level One…" presentation:style-name="Mpr2" draw:text-style-name="MP16" draw:layer="backgroundobjects" svg:width="30.11cm" svg:height="4.612cm" svg:x="0.686cm" svg:y="4.736cm" presentation:class="outline" presentation:user-transformed="true">
        <draw:text-box>
          <text:p text:style-name="MP15"><text:span text:style-name="MT4">Body Level One</text:span></text:p>
          <text:list text:style-name="ML5">
            <text:list-item>
              <text:list>
                <text:list-item>
                  <text:p text:style-name="MP15"><text:span text:style-name="MT4">Body Level Two</text:span></text:p>
                </text:list-item>
              </text:list>
            </text:list-item>
          </text:list>
          <text:list text:style-name="ML6">
            <text:list-item>
              <text:list>
                <text:list-item>
                  <text:list>
                    <text:list-item>
                      <text:p text:style-name="MP15"><text:span text:style-name="MT4">Body Level Three</text:span></text:p>
                    </text:list-item>
                  </text:list>
                </text:list-item>
              </text:list>
            </text:list-item>
          </text:list>
          <text:list text:style-name="ML7">
            <text:list-item>
              <text:list>
                <text:list-item>
                  <text:list>
                    <text:list-item>
                      <text:list>
                        <text:list-item>
                          <text:p text:style-name="MP15"><text:span text:style-name="MT4">Body Level Four</text:span></text:p>
                        </text:list-item>
                      </text:list>
                    </text:list-item>
                  </text:list>
                </text:list-item>
              </text:list>
            </text:list-item>
          </text:list>
          <text:list text:style-name="ML8">
            <text:list-item>
              <text:list>
                <text:list-item>
                  <text:list>
                    <text:list-item>
                      <text:list>
                        <text:list-item>
                          <text:list>
                            <text:list-item>
                              <text:p text:style-name="MP15"><text:span text:style-name="MT4">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33830BD12913F69.png" xlink:type="simple" xlink:show="embed" xlink:actuate="onLoad" draw: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33830BD12913F69.png" xlink:type="simple" xlink:show="embed" xlink:actuate="onLoad" draw: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6" draw:layer="backgroundobjects" svg:width="25.867cm" svg:height="2.701cm" svg:x="4.93cm" svg:y="1.184cm" presentation:class="title" presentation:user-transformed="true">
        <draw:text-box>
          <text:p text:style-name="MP18"><text:span text:style-name="MT5">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10">
            <text:list-item>
              <text:p text:style-name="MP19"><text:span text:style-name="MT6">Body Level One</text:span></text:p>
            </text:list-item>
          </text:list>
          <text:list text:style-name="ML11">
            <text:list-item>
              <text:list>
                <text:list-item>
                  <text:p text:style-name="MP19"><text:span text:style-name="MT6">Body Level Two</text:span></text:p>
                </text:list-item>
              </text:list>
            </text:list-item>
          </text:list>
          <text:list text:style-name="ML12">
            <text:list-item>
              <text:list>
                <text:list-item>
                  <text:list>
                    <text:list-item>
                      <text:p text:style-name="MP19"><text:span text:style-name="MT6">Body Level Three</text:span></text:p>
                    </text:list-item>
                  </text:list>
                </text:list-item>
              </text:list>
            </text:list-item>
          </text:list>
          <text:list text:style-name="ML13">
            <text:list-item>
              <text:list>
                <text:list-item>
                  <text:list>
                    <text:list-item>
                      <text:list>
                        <text:list-item>
                          <text:p text:style-name="MP19"><text:span text:style-name="MT6">Body Level Four</text:span></text:p>
                        </text:list-item>
                      </text:list>
                    </text:list-item>
                  </text:list>
                </text:list-item>
              </text:list>
            </text:list-item>
          </text:list>
          <text:list text:style-name="ML14">
            <text:list-item>
              <text:list>
                <text:list-item>
                  <text:list>
                    <text:list-item>
                      <text:list>
                        <text:list-item>
                          <text:list>
                            <text:list-item>
                              <text:p text:style-name="MP19"><text:span text:style-name="MT6">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33830BD12913F69.png" xlink:type="simple" xlink:show="embed" xlink:actuate="onLoad" draw: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33830BD12913F69.png" xlink:type="simple" xlink:show="embed" xlink:actuate="onLoad" draw: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6" draw:layer="backgroundobjects" svg:width="25.867cm" svg:height="2.701cm" svg:x="4.93cm" svg:y="1.184cm" presentation:class="title" presentation:user-transformed="true">
        <draw:text-box>
          <text:p text:style-name="MP18"><text:span text:style-name="MT5">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10">
            <text:list-item>
              <text:p text:style-name="MP19"><text:span text:style-name="MT6">Body Level One</text:span></text:p>
            </text:list-item>
          </text:list>
          <text:list text:style-name="ML11">
            <text:list-item>
              <text:list>
                <text:list-item>
                  <text:p text:style-name="MP19"><text:span text:style-name="MT6">Body Level Two</text:span></text:p>
                </text:list-item>
              </text:list>
            </text:list-item>
          </text:list>
          <text:list text:style-name="ML12">
            <text:list-item>
              <text:list>
                <text:list-item>
                  <text:list>
                    <text:list-item>
                      <text:p text:style-name="MP19"><text:span text:style-name="MT6">Body Level Three</text:span></text:p>
                    </text:list-item>
                  </text:list>
                </text:list-item>
              </text:list>
            </text:list-item>
          </text:list>
          <text:list text:style-name="ML13">
            <text:list-item>
              <text:list>
                <text:list-item>
                  <text:list>
                    <text:list-item>
                      <text:list>
                        <text:list-item>
                          <text:p text:style-name="MP19"><text:span text:style-name="MT6">Body Level Four</text:span></text:p>
                        </text:list-item>
                      </text:list>
                    </text:list-item>
                  </text:list>
                </text:list-item>
              </text:list>
            </text:list-item>
          </text:list>
          <text:list text:style-name="ML14">
            <text:list-item>
              <text:list>
                <text:list-item>
                  <text:list>
                    <text:list-item>
                      <text:list>
                        <text:list-item>
                          <text:list>
                            <text:list-item>
                              <text:p text:style-name="MP19"><text:span text:style-name="MT6">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33830BD12913F69.png" xlink:type="simple" xlink:show="embed" xlink:actuate="onLoad" draw: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33830BD12913F69.png" xlink:type="simple" xlink:show="embed" xlink:actuate="onLoad" draw: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6" draw:layer="backgroundobjects" svg:width="16.801cm" svg:height="2.701cm" svg:x="4.93cm" svg:y="1.184cm" presentation:class="title" presentation:user-transformed="true">
        <draw:text-box>
          <text:p text:style-name="MP18"><text:span text:style-name="MT5">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10">
            <text:list-item>
              <text:p text:style-name="MP19"><text:span text:style-name="MT6">Body Level One</text:span></text:p>
            </text:list-item>
          </text:list>
          <text:list text:style-name="ML11">
            <text:list-item>
              <text:list>
                <text:list-item>
                  <text:p text:style-name="MP19"><text:span text:style-name="MT6">Body Level Two</text:span></text:p>
                </text:list-item>
              </text:list>
            </text:list-item>
          </text:list>
          <text:list text:style-name="ML12">
            <text:list-item>
              <text:list>
                <text:list-item>
                  <text:list>
                    <text:list-item>
                      <text:p text:style-name="MP19"><text:span text:style-name="MT6">Body Level Three</text:span></text:p>
                    </text:list-item>
                  </text:list>
                </text:list-item>
              </text:list>
            </text:list-item>
          </text:list>
          <text:list text:style-name="ML13">
            <text:list-item>
              <text:list>
                <text:list-item>
                  <text:list>
                    <text:list-item>
                      <text:list>
                        <text:list-item>
                          <text:p text:style-name="MP19"><text:span text:style-name="MT6">Body Level Four</text:span></text:p>
                        </text:list-item>
                      </text:list>
                    </text:list-item>
                  </text:list>
                </text:list-item>
              </text:list>
            </text:list-item>
          </text:list>
          <text:list text:style-name="ML14">
            <text:list-item>
              <text:list>
                <text:list-item>
                  <text:list>
                    <text:list-item>
                      <text:list>
                        <text:list-item>
                          <text:list>
                            <text:list-item>
                              <text:p text:style-name="MP19"><text:span text:style-name="MT6">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33830BD12913F69.png" xlink:type="simple" xlink:show="embed" xlink:actuate="onLoad" draw: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33830BD12913F69.png" xlink:type="simple" xlink:show="embed" xlink:actuate="onLoad" draw: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6" draw:layer="backgroundobjects" svg:width="19.071cm" svg:height="2.701cm" svg:x="11.726cm" svg:y="1.184cm" presentation:class="title" presentation:user-transformed="true">
        <draw:text-box>
          <text:p text:style-name="MP18"><text:span text:style-name="MT5">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10">
            <text:list-item>
              <text:p text:style-name="MP19"><text:span text:style-name="MT6">Body Level One</text:span></text:p>
            </text:list-item>
          </text:list>
          <text:list text:style-name="ML11">
            <text:list-item>
              <text:list>
                <text:list-item>
                  <text:p text:style-name="MP19"><text:span text:style-name="MT6">Body Level Two</text:span></text:p>
                </text:list-item>
              </text:list>
            </text:list-item>
          </text:list>
          <text:list text:style-name="ML12">
            <text:list-item>
              <text:list>
                <text:list-item>
                  <text:list>
                    <text:list-item>
                      <text:p text:style-name="MP19"><text:span text:style-name="MT6">Body Level Three</text:span></text:p>
                    </text:list-item>
                  </text:list>
                </text:list-item>
              </text:list>
            </text:list-item>
          </text:list>
          <text:list text:style-name="ML13">
            <text:list-item>
              <text:list>
                <text:list-item>
                  <text:list>
                    <text:list-item>
                      <text:list>
                        <text:list-item>
                          <text:p text:style-name="MP19"><text:span text:style-name="MT6">Body Level Four</text:span></text:p>
                        </text:list-item>
                      </text:list>
                    </text:list-item>
                  </text:list>
                </text:list-item>
              </text:list>
            </text:list-item>
          </text:list>
          <text:list text:style-name="ML14">
            <text:list-item>
              <text:list>
                <text:list-item>
                  <text:list>
                    <text:list-item>
                      <text:list>
                        <text:list-item>
                          <text:list>
                            <text:list-item>
                              <text:p text:style-name="MP19"><text:span text:style-name="MT6">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33830BD12913F69.png" xlink:type="simple" xlink:show="embed" xlink:actuate="onLoad" draw: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29.569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29.642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30.017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31.538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2.883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31.53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32.282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31.895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32.128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29.692cm" svg:y="2.772cm">
          <draw:image xlink:href="Pictures/100002010000020600000076B9E02E24D3B1EE34.tif" xlink:type="simple" xlink:show="embed" xlink:actuate="onLoad" draw:mime-type="image/tiff">
            <text:p/>
          </draw:image>
          <svg:desc>Image</svg:desc>
        </draw:fram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33830BD12913F69.png" xlink:type="simple" xlink:show="embed" xlink:actuate="onLoad" draw: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2" draw:layer="backgroundobjects" svg:width="10.389cm" svg:height="1.16cm" svg:x="0.688cm" svg:y="2.724cm" presentation:class="title" presentation:user-transformed="true">
        <draw:text-box>
          <text:p text:style-name="MP21"><text:span text:style-name="MT7">Title Text</text:span></text:p>
        </draw:text-box>
      </draw:frame>
      <draw:frame draw:name="Body Level One…" presentation:style-name="Mpr27" draw:text-style-name="MP24" draw:layer="backgroundobjects" svg:width="10.389cm" svg:height="5.122cm" svg:x="0.688cm" svg:y="12.242cm" presentation:class="outline" presentation:user-transformed="true">
        <draw:text-box>
          <text:list text:style-name="ML10">
            <text:list-item>
              <text:p text:style-name="MP23"><text:span text:style-name="MT8">Body Level One</text:span></text:p>
            </text:list-item>
          </text:list>
          <text:list text:style-name="ML11">
            <text:list-item>
              <text:list>
                <text:list-item>
                  <text:p text:style-name="MP23"><text:span text:style-name="MT8">Body Level Two</text:span></text:p>
                </text:list-item>
              </text:list>
            </text:list-item>
          </text:list>
          <text:list text:style-name="ML12">
            <text:list-item>
              <text:list>
                <text:list-item>
                  <text:list>
                    <text:list-item>
                      <text:p text:style-name="MP23"><text:span text:style-name="MT8">Body Level Three</text:span></text:p>
                    </text:list-item>
                  </text:list>
                </text:list-item>
              </text:list>
            </text:list-item>
          </text:list>
          <text:list text:style-name="ML13">
            <text:list-item>
              <text:list>
                <text:list-item>
                  <text:list>
                    <text:list-item>
                      <text:list>
                        <text:list-item>
                          <text:p text:style-name="MP23"><text:span text:style-name="MT8">Body Level Four</text:span></text:p>
                        </text:list-item>
                      </text:list>
                    </text:list-item>
                  </text:list>
                </text:list-item>
              </text:list>
            </text:list-item>
          </text:list>
          <text:list text:style-name="ML14">
            <text:list-item>
              <text:list>
                <text:list-item>
                  <text:list>
                    <text:list-item>
                      <text:list>
                        <text:list-item>
                          <text:list>
                            <text:list-item>
                              <text:p text:style-name="MP23"><text:span text:style-name="MT8">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33830BD12913F69.png" xlink:type="simple" xlink:show="embed" xlink:actuate="onLoad" draw:mime-type="image/png">
          <text:p/>
        </draw:image>
        <svg:desc>ESS.png</svg:desc>
      </draw:frame>
      <draw:g draw:name="Group">
        <draw:custom-shape draw:name="Logo color" draw:style-name="Mgr10" draw:text-style-name="MP5" draw:layer="layout" svg:width="0.308cm" svg:height="0.45cm" svg:x="8.655cm" svg:y="1.8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33cm" svg:height="0.414cm" svg:x="9.933cm" svg:y="1.914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1.916cm" svg:height="1.125cm" svg:x="8.648cm" svg:y="0.7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39cm" svg:height="0.197cm" svg:x="9.362cm" svg:y="2.024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38cm" svg:height="0.46cm" svg:x="8.994cm" svg:y="1.8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37cm" svg:height="0.396cm" svg:x="9.216cm" svg:y="2.304cm">
          <draw:image xlink:href="Pictures/1000020100000099000000520F86951B673DA020.png" xlink:type="simple" xlink:show="embed" xlink:actuate="onLoad" draw:mime-type="image/png">
            <text:p/>
          </draw:image>
          <svg:desc>ESS_Logo_Frugal_Blue_cmyk.png</svg:desc>
        </draw:frame>
      </draw:g>
      <draw:custom-shape draw:name="2021 ISIS McStas School" draw:style-name="Mgr11" draw:text-style-name="MP12" draw:layer="backgroundobjects" svg:width="2.784cm" svg:height="2cm" svg:x="5.349cm" svg:y="0.431cm">
        <text:p text:style-name="MP11"><text:span text:style-name="MT9">2021 ISIS</text:span><text:span text:style-name="MT9"><text:line-break/></text:span><text:span text:style-name="MT9">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33830BD12913F69.png" xlink:type="simple" xlink:show="embed" xlink:actuate="onLoad" draw: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6" draw:layer="backgroundobjects" svg:width="25.867cm" svg:height="2.701cm" svg:x="4.93cm" svg:y="1.184cm" presentation:class="title" presentation:user-transformed="true">
        <draw:text-box>
          <text:p text:style-name="MP18"><text:span text:style-name="MT5">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33830BD12913F69.png" xlink:type="simple" xlink:show="embed" xlink:actuate="onLoad" draw: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draw:frame presentation:style-name="Kun_20_titel-outline1" draw:layer="backgroundobjects" svg:width="30.446cm" svg:height="11.048cm" svg:x="1.691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presentation:header/></text:p>
          </draw:text-box>
        </draw:frame>
        <draw:frame presentation:style-name="Mpr33" draw:text-style-name="MP4" draw:layer="backgroundobjects" svg:width="9.113cm" svg:height="1.484cm" svg:x="11.886cm" svg:y="0cm" presentation:class="date-time">
          <draw:text-box>
            <text:p text:style-name="MP3"><presentation:date-time/></text:p>
          </draw:text-box>
        </draw:frame>
        <draw:frame presentation:style-name="Mpr34" draw:text-style-name="MP2" draw:layer="backgroundobjects" svg:width="9.113cm" svg:height="1.484cm" svg:x="0cm" svg:y="28.215cm" presentation:class="footer">
          <draw:text-box>
            <text:p text:style-name="MP1"><presentation:footer/></text:p>
          </draw:text-box>
        </draw:frame>
        <draw:frame presentation:style-name="Mpr3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0B700000062733830BD12913F69.png" xlink:type="simple" xlink:show="embed" xlink:actuate="onLoad" draw:mime-type="image/png">
          <text:p/>
        </draw:image>
        <svg:desc>ESS.png</svg:desc>
      </draw:frame>
      <draw:g draw:name="Group">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draw:frame draw:name="Slide Number" presentation:style-name="Mpr35" draw:text-style-name="MP17" draw:layer="backgroundobjects" svg:width="0.352cm" svg:height="0.352cm" svg:x="31.962cm" svg:y="18.434cm" presentation:class="page-number" presentation:user-transformed="true">
        <draw:text-box>
          <text:p/>
        </draw:text-box>
      </draw:frame>
      <draw:frame presentation:style-name="Logo_20_og_20_footers-title" draw:layer="backgroundobjects" svg:width="30.446cm" svg:height="3.18cm" svg:x="1.691cm" svg:y="0.76cm" presentation:class="title" presentation:placeholder="true">
        <draw:text-box/>
      </draw:frame>
      <draw:frame presentation:style-name="Logo_20_og_20_footers-outline1" draw:layer="backgroundobjects" svg:width="30.446cm" svg:height="11.048cm" svg:x="1.691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presentation:header/></text:p>
          </draw:text-box>
        </draw:frame>
        <draw:frame presentation:style-name="Mpr36" draw:text-style-name="MP4" draw:layer="backgroundobjects" svg:width="9.113cm" svg:height="1.484cm" svg:x="11.886cm" svg:y="0cm" presentation:class="date-time">
          <draw:text-box>
            <text:p text:style-name="MP3"><presentation:date-time/></text:p>
          </draw:text-box>
        </draw:frame>
        <draw:frame presentation:style-name="Mpr37" draw:text-style-name="MP2" draw:layer="backgroundobjects" svg:width="9.113cm" svg:height="1.484cm" svg:x="0cm" svg:y="28.215cm" presentation:class="footer">
          <draw:text-box>
            <text:p text:style-name="MP1"><presentation:footer/></text:p>
          </draw:text-box>
        </draw:frame>
        <draw:frame presentation:style-name="Mpr3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33830BD12913F69.png" xlink:type="simple" xlink:show="embed" xlink:actuate="onLoad" draw: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8B9D182D1DFAC8F.tif" xlink:type="simple" xlink:show="embed" xlink:actuate="onLoad" draw: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2">2021 Virtual ISIS</text:span><text:span text:style-name="MT2"><text:line-break/></text:span><text:span text:style-name="MT2">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15cm" svg:height="1.184cm" svg:x="2.01cm" svg:y="2.739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67cm" svg:height="0.207cm" svg:x="2.761cm" svg:y="4.131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56cm" svg:height="0.483cm" svg:x="2.374cm" svg:y="3.992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75cm" svg:height="0.416cm" svg:x="2.607cm" svg:y="4.426cm">
              <draw:image xlink:href="Pictures/1000020100000099000000520F86951B673DA020.png" xlink:type="simple" xlink:show="embed" xlink:actuate="onLoad" draw: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9E02E24D3B1EE34.tif" xlink:type="simple" xlink:show="embed" xlink:actuate="onLoad" draw: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1">DTU Fys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8" draw:layer="backgroundobjects" svg:width="3.066cm" svg:height="0.298cm" svg:x="0.698cm" svg:y="18.461cm">
        <text:p text:style-name="MP25"><text:span text:style-name="MT1">6. marts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12" draw:text-style-name="MP10" draw:layer="backgroundobjects" svg:width="33.869cm" svg:height="19.059cm" svg:x="-0.019cm" svg:y="-0.1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8" draw:text-style-name="MP17" draw:layer="backgroundobjects" svg:width="0.352cm" svg:height="0.352cm" draw:transform="rotate (-3.14159265358979) translate (0.352cm 19.378cm)" presentation:class="page-number" presentation:user-transformed="true">
        <draw:text-box>
          <text:p/>
        </draw:text-box>
      </draw:frame>
      <draw:custom-shape draw:name="Bottom bar" draw:style-name="Mgr4" draw:text-style-name="MP6" draw:layer="backgroundobjects"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1A99AAAC6976D77A.tif" xlink:type="simple" xlink:show="embed" xlink:actuate="onLoad" draw:mime-type="image/tiff">
          <text:p/>
        </draw:image>
        <svg:desc>Image</svg:desc>
      </draw:frame>
      <draw:g draw:name="Group">
        <draw:custom-shape draw:name="Logo color" draw:style-name="Mgr10" draw:text-style-name="MP5" draw:layer="layout" svg:width="0.582cm" svg:height="0.85cm" svg:x="8.46cm" svg:y="15.803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818cm" svg:height="0.782cm" svg:x="10.874cm" svg:y="15.837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3.618cm" svg:height="2.126cm" svg:x="8.448cm" svg:y="13.545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1.019cm" svg:height="0.372cm" svg:x="9.796cm" svg:y="16.045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639cm" svg:height="0.869cm" svg:x="9.101cm" svg:y="15.796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1.392cm" svg:height="0.748cm" svg:x="9.519cm" svg:y="16.574cm">
          <draw:image xlink:href="Pictures/1000020100000099000000520F86951B673DA020.png" xlink:type="simple" xlink:show="embed" xlink:actuate="onLoad" draw:mime-type="image/png">
            <text:p/>
          </draw:image>
          <svg:desc>ESS_Logo_Frugal_Blue_cmyk.png</svg:desc>
        </draw:frame>
      </draw:g>
      <draw:custom-shape draw:name="UserProfile.Offices.Workarea_{{DocumentLanguage}}text" draw:style-name="Mgr5" draw:text-style-name="MP8" draw:layer="backgroundobjects" svg:width="9.435cm" svg:height="0.298cm" svg:x="4.93cm" svg:y="18.461cm">
        <text:p text:style-name="MP7"><text:span text:style-name="MT1">2021 ISIS 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7.314cm" svg:height="16.696cm" svg:x="22.982cm" svg:y="1.177cm">
        <draw:image xlink:href="Pictures/100002010000014A000004C798B9D182D1DFAC8F.tif" xlink:type="simple" xlink:show="embed" xlink:actuate="onLoad" draw:mime-type="image/tiff">
          <text:p/>
        </draw:image>
        <svg:desc>Image</svg:desc>
      </draw:frame>
      <draw:custom-shape draw:name="Rectangle" draw:style-name="Mgr13" draw:text-style-name="MP10" draw:layer="backgroundobjects" svg:width="4.16cm" svg:height="2.265cm" svg:x="24.559cm" svg:y="1.8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389cm" svg:height="2.955cm" svg:x="25.042cm" svg:y="14.671cm">
          <text:p text:style-name="MP11"><text:span text:style-name="MT10">2021 Virtual ISIS</text:span><text:span text:style-name="MT10"><text:line-break/></text:span><text:span text:style-name="MT10">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34cm" svg:height="0.487cm" svg:x="26.61cm" svg:y="3.15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69cm" svg:height="0.448cm" svg:x="27.995cm" svg:y="3.17cm">
            <draw:image xlink:href="Pictures/100002010000008E000000883B6382F6C434313C.png" xlink:type="simple" xlink:show="embed" xlink:actuate="onLoad" draw:mime-type="image/png">
              <text:p/>
            </draw:image>
            <svg:desc>logoill.pdf</svg:desc>
          </draw:frame>
          <draw:frame draw:name="mcstas-logo.pdf" draw:style-name="Mgr7" draw:text-style-name="MP9" draw:layer="layout" svg:width="2.076cm" svg:height="1.22cm" svg:x="26.603cm" svg:y="1.854cm">
            <draw:image xlink:href="Pictures/1000020100000305000001C7B4D194EB6497860C.png" xlink:type="simple" xlink:show="embed" xlink:actuate="onLoad" draw:mime-type="image/png">
              <text:p/>
            </draw:image>
            <svg:desc>mcstas-logo.pdf</svg:desc>
          </draw:frame>
          <draw:frame draw:name="PSI-Logo_trans.png" draw:style-name="Mgr7" draw:text-style-name="MP9" draw:layer="layout" svg:width="0.584cm" svg:height="0.213cm" svg:x="27.376cm" svg:y="3.289cm">
            <draw:image xlink:href="Pictures/100002010000005800000020C1F0DD520A7B4543.png" xlink:type="simple" xlink:show="embed" xlink:actuate="onLoad" draw:mime-type="image/png">
              <text:p/>
            </draw:image>
            <svg:desc>PSI-Logo_trans.png</svg:desc>
          </draw:frame>
          <draw:frame draw:name="ku-logo.pdf" draw:style-name="Mgr7" draw:text-style-name="MP9" draw:layer="layout" svg:width="0.366cm" svg:height="0.498cm" svg:x="26.978cm" svg:y="3.146cm">
            <draw:image xlink:href="Pictures/10000201000000C000000105D79CF8889E867D60.png" xlink:type="simple" xlink:show="embed" xlink:actuate="onLoad" draw:mime-type="image/png">
              <text:p/>
            </draw:image>
            <svg:desc>ku-logo.pdf</svg:desc>
          </draw:frame>
          <draw:frame draw:name="ESS_Logo_Frugal_Blue_cmyk.png" draw:style-name="Mgr7" draw:text-style-name="MP9" draw:layer="layout" svg:width="0.798cm" svg:height="0.429cm" svg:x="27.218cm" svg:y="3.593cm">
            <draw:image xlink:href="Pictures/1000020100000099000000520F86951B673DA020.png" xlink:type="simple" xlink:show="embed" xlink:actuate="onLoad" draw:mime-type="image/png">
              <text:p/>
            </draw:image>
            <svg:desc>ESS_Logo_Frugal_Blue_cmyk.png</svg:desc>
          </draw:frame>
        </draw:g>
      </draw:g>
      <draw:frame draw:name="Image" draw:style-name="Mgr6" draw:text-style-name="MP9" draw:layer="backgroundobjects" svg:width="1.767cm" svg:height="1.75cm" svg:x="24.61cm" svg:y="1.93cm">
        <draw:image xlink:href="Pictures/100002010000020600000076B9E02E24D3B1EE34.tif" xlink:type="simple" xlink:show="embed" xlink:actuate="onLoad" draw:mime-type="image/tiff">
          <text:p/>
        </draw:image>
        <svg:desc>Image</svg:desc>
      </draw:fram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presentation:header/></text:p>
          </draw:text-box>
        </draw:frame>
        <draw:frame presentation:style-name="Mpr39" draw:text-style-name="MP4" draw:layer="backgroundobjects" svg:width="9.113cm" svg:height="1.484cm" svg:x="11.886cm" svg:y="0cm" presentation:class="date-time">
          <draw:text-box>
            <text:p text:style-name="MP3"><presentation:date-time/></text:p>
          </draw:text-box>
        </draw:frame>
        <draw:frame presentation:style-name="Mpr40" draw:text-style-name="MP2" draw:layer="backgroundobjects" svg:width="9.113cm" svg:height="1.484cm" svg:x="0cm" svg:y="28.215cm" presentation:class="footer">
          <draw:text-box>
            <text:p text:style-name="MP1"><presentation:footer/></text:p>
          </draw:text-box>
        </draw:frame>
        <draw:frame presentation:style-name="Mpr4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document-statistic meta:object-count="452"/>
    <meta:generator>LibreOffice/7.1.1.2$MacOSX_X86_64 LibreOffice_project/fe0b08f4af1bacafe4c7ecc87ce55bb426164676</meta:generator>
  </office:meta>
</office:document-meta>
</file>